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4-08-2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4-06-27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4-04-26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4-02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3-12-0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3-10-04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3-08-28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3-05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3-01-2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12-2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10-13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08-30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06-14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04-25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03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2-02-1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12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10-2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08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06-2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04-14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1-02-10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12-09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10-19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08-18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06-2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04-2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20-02-12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12-12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10-02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10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08-16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06-18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04-22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9-02-2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12-1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10-22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08-23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06-20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04-23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8-02-2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12-19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10-2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08-18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06-2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06-19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04-19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7-02-1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12-22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10-1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08-0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05-26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04-04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6-02-01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12-0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10-13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8-17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6-29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5-04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4-06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3-1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28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0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5-01-0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10-31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08-2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08-12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06-1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04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4-02-11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12-10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10-22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07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05-1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03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3-01-07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11-01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09-1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07-1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04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02-2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2-01-0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11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9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7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5-1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4-2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3-0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1-01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11-2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8-3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8-3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7-2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5-1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3-1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10-01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11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10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08-1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06-05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06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04-24 1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9-02-05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8-12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57077501001</text:p>
          </table:table-cell>
          <table:table-cell office:value-type="string" calcext:value-type="string">
            <text:p>2008-10-0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1" meta:object-count="0"/>
    <meta:user-defined meta:name="AppVersion">3.0</meta:user-defined>
  </office:meta>
</office:document-meta>
</file>